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Ubuntu" officeooo:paragraph-rsid="0015b3cf"/>
    </style:style>
    <style:style style:name="P2" style:family="paragraph" style:parent-style-name="Standard">
      <style:paragraph-properties fo:line-height="200%"/>
      <style:text-properties style:font-name="Ubuntu" officeooo:rsid="0017b78c" officeooo:paragraph-rsid="0017b78c"/>
    </style:style>
    <style:style style:name="P3" style:family="paragraph" style:parent-style-name="Standard">
      <style:paragraph-properties fo:line-height="200%"/>
      <style:text-properties style:font-name="Ubuntu" fo:font-weight="bold" officeooo:rsid="0018a689" officeooo:paragraph-rsid="0018a689" style:font-weight-asian="bold" style:font-weight-complex="bold"/>
    </style:style>
    <style:style style:name="P4" style:family="paragraph" style:parent-style-name="Standard">
      <style:paragraph-properties fo:line-height="200%"/>
      <style:text-properties style:font-name="Ubuntu" fo:font-weight="normal" officeooo:rsid="0018a689" officeooo:paragraph-rsid="0018a689" style:font-weight-asian="normal" style:font-weight-complex="normal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13a9c7" style:font-size-asian="8.75pt" style:font-size-complex="10pt"/>
    </style:style>
    <style:style style:name="T3" style:family="text">
      <style:text-properties fo:font-size="10pt" officeooo:rsid="00142b7a" style:font-size-asian="8.75pt" style:font-size-complex="10pt"/>
    </style:style>
    <style:style style:name="T4" style:family="text">
      <style:text-properties fo:font-size="10pt" officeooo:rsid="0015b3cf" style:font-size-asian="8.75pt" style:font-size-complex="10pt"/>
    </style:style>
    <style:style style:name="T5" style:family="text">
      <style:text-properties fo:font-size="10pt" officeooo:rsid="001617f6" style:font-size-asian="8.75pt" style:font-size-complex="10pt"/>
    </style:style>
    <style:style style:name="T6" style:family="text">
      <style:text-properties fo:font-size="10pt" officeooo:rsid="0018a689" style:font-size-asian="8.75pt" style:font-size-complex="10pt"/>
    </style:style>
    <style:style style:name="T7" style:family="text">
      <style:text-properties fo:font-size="10pt" fo:language="zxx" fo:country="none" style:font-size-asian="8.75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officeooo:rsid="0012e6e1" style:font-size-asian="8.75pt" style:language-asian="zxx" style:country-asian="none" style:font-size-complex="10pt" style:language-complex="zxx" style:country-complex="none"/>
    </style:style>
    <style:style style:name="T9" style:family="text">
      <style:text-properties fo:font-size="10pt" fo:language="zxx" fo:country="none" officeooo:rsid="0013a9c7" style:font-size-asian="8.75pt" style:language-asian="zxx" style:country-asian="none" style:font-size-complex="10pt" style:language-complex="zxx" style:country-complex="none"/>
    </style:style>
    <style:style style:name="T10" style:family="text">
      <style:text-properties fo:font-size="10pt" fo:language="zxx" fo:country="none" officeooo:rsid="001458e8" style:font-size-asian="8.75pt" style:language-asian="zxx" style:country-asian="none" style:font-size-complex="10pt" style:language-complex="zxx" style:country-complex="none"/>
    </style:style>
    <style:style style:name="T11" style:family="text">
      <style:text-properties fo:font-size="10pt" fo:language="zxx" fo:country="none" officeooo:rsid="0015b3cf" style:font-size-asian="8.75pt" style:language-asian="zxx" style:country-asian="none" style:font-size-complex="10pt" style:language-complex="zxx" style:country-complex="none"/>
    </style:style>
    <style:style style:name="T12" style:family="text">
      <style:text-properties fo:font-size="10pt" fo:language="zxx" fo:country="none" officeooo:rsid="001617f6" style:font-size-asian="8.75pt" style:language-asian="zxx" style:country-asian="none" style:font-size-complex="10pt" style:language-complex="zxx" style:country-complex="none"/>
    </style:style>
    <style:style style:name="T13" style:family="text">
      <style:text-properties fo:font-size="10pt" fo:language="zxx" fo:country="none" officeooo:rsid="0018a689" style:font-size-asian="8.75pt" style:language-asian="zxx" style:country-asian="none" style:font-size-complex="10pt" style:language-complex="zxx" style:country-complex="none"/>
    </style:style>
    <style:style style:name="T1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8">З</text:span><text:span text:style-name="T7">агальна інформація</text:span></text:p>
      <text:p text:style-name="P1"><text:span text:style-name="T8">XML (</text:span><text:span text:style-name="T14">eXtensible Markup Language</text:span><text:span text:style-name="T8">) — мова розмітки призначена для створення, зберігання та транспортування даних. </text:span><text:span text:style-name="T11">В</text:span><text:span text:style-name="T13">она</text:span><text:span text:style-name="T11"> використовується для відокремлення даних від зовнішньої оболонки. </text:span><text:span text:style-name="T10">За допогою XML компютери обмінюються даними, які зазвичай зберігаються у несумісних форматах. </text:span><text:span text:style-name="T11"><text:s/>Дані зберігаються у форматі звичайного тексту, що забезпеує незалежність від софту та харду компютерів.</text:span><text:span text:style-name="T10"> </text:span><text:span text:style-name="T8">XML містить інформацію про відправника, одержувача, заголовок та текст повідомлення. Вон</text:span><text:span text:style-name="T13">а</text:span><text:span text:style-name="T8"> відобража</text:span><text:span text:style-name="T13">ється</text:span><text:span text:style-name="T8"> </text:span><text:span text:style-name="T12">між тегами</text:span><text:span text:style-name="T8">. </text:span><text:span text:style-name="T9">XML не має наперед визначених тегів згідно з стандарту на противагу HTML, де т</text:span><text:span text:style-name="T2">еги строго стандартизовані. </text:span><text:span text:style-name="T3">Вони(теги) визначаються автором документа. Більшість документів XML працюватимуть навіть якщо додати або вилучити </text:span><text:span text:style-name="T4">частину </text:span><text:span text:style-name="T3">дан</text:span><text:span text:style-name="T4">их</text:span><text:span text:style-name="T3">. </text:span><text:span text:style-name="T5">XML використовується для передачі даних у таких сферах як продаж акцій, фінансові тразакції, медичні дані, математичні дані, наукові дослідження, новини, сервіси погоди та багатьох інших. </text:span></text:p>
      <text:p text:style-name="P2"><text:span text:style-name="T5">X</text:span><text:span text:style-name="T1">ML </text:span><text:span text:style-name="T6">є підмножиною SGML з такими самими завданнями(розмітка диних будь-якого типу) але значно простіша. XML повністю сумісна із SGML, що означає те, що будь-який документ який використовує XML може бути прочитаний за допомогою засобів SGML, але не навпаки.</text:span></text:p>
      <text:p text:style-name="P3"><text:span text:style-name="T1">Декларація XML</text:span></text:p>
      <text:p text:style-name="P4"><text:span text:style-name="T1">Це завжди зручно ідентифікувати XML документ. У Windows їм дається розширення .xml, проте інші операційні системи такого не мають. Тому для забезпечення гнучкості xml документи надають можливість декларації всередині самого документа. Це виглядає так: &lt;?xml version=’3.0 encoding =’utf-8’ standalone=’yes’?&gt;. </text:span></text:p>
      <text:p text:style-name="P3"><text:span text:style-name="T1">XML парсери</text:span></text:p>
      <text:p text:style-name="P4"><text:span text:style-name="T1">Парсери — це програми, які можуть читати XML синтакс та витягувати дані із них. Ці парсери використовуються у власних програмах, що дозволяє нам не заглядати в XML напряму. Велика частина роботи уже зроблена за нас. </text:span></text:p>
      <text:p text:style-name="P3"><text:span text:style-name="T1">Структура XML документу</text:span></text:p>
      <text:p text:style-name="P4"><text:span text:style-name="T1">Структура документу складає дерево, тобто між елементами є відношення батько-син,син-родичі ітд. <text:s/>Елементи можуть містити як текст так і інші елементи. Часто через те, що дані уже позначені <text:s/>в структурі документу, люди, які працюють із цими даними можуть неправильно зрозуміти їхнє значення, яке буде відмінне від того, що закладалося автором документу. Це може призвести до некоректного функціонування власної програми.</text:span></text:p>
      <text:p text:style-name="P3"><text:span text:style-name="T1">Чуттєвість до регістру</text:span></text:p>
      <text:p text:style-name="P4"><text:soft-page-break/><text:span text:style-name="T1">ХМL документи є чуттєвими до регістру, тобто &lt;Head&gt;, &lt;HEAD&gt; чи &lt;head&gt; є різними тегами. Тому не вдасться поєднати &lt;head&gt; та &lt;/HEAD&gt; теги. Для покращення зрозумілості документу бажано усі теги писати в одному регістрі. </text:span></text:p>
      <text:p text:style-name="P3"><text:span text:style-name="T1">Пробіл в PCDATA</text:span></text:p>
      <text:p text:style-name="P4"><text:span text:style-name="T1">Є спеціальні категорії символів такі як пробіли, нові стрічки та таби. HTML притаманне обрізання пробілів. Між словами в тезі параграфа не може бути більше одного пробілу, тобто усі зацві булдуть просто вирізані при зображенні тексту. В XML вони залишаються. Автор може робити стільки пробілів між словами, скільки йому заманеться. Проте парсер так би мовити “нормалізує” дані. Це означає, що він робить попередню обробку тексту. Найважливішим є те, що парсер замінює усі символи нового рядка на ординарний пробіл. </text:span></text:p>
      <text:p text:style-name="P3"><text:span text:style-name="T1">Атрибути тегів</text:span></text:p>
      <text:p text:style-name="P4"><text:span text:style-name="T1">Атрибути використовуються для розділення інформації. Наприклад якщо ми маємо тег для відображення ініціалів ми можемо його розбити на атрибути імя, прізвище та по-батькові. Вони покращують читабельність документу. Якщо ми записуємо атрибути в одному порядку між початковим і кінцевим тегами, то при парсингу ми їх отримаємо в тому порядку який визначить парсер.</text:span></text:p>
      <text:p text:style-name="P3"><text:span text:style-name="T1">Простір імен документа</text:span></text:p>
      <text:p text:style-name="P4"><text:span text:style-name="T1">Рекомендації по простору імен XML документа представляють стандартний синтакс для декларації та розпізнавання імені тега чи атрибуту. Для використання простору імен в власному документі елементам та атрибутам надаються так звані qualified names(Qname). Ці імена складаються з двох частин: основної та префікса. Наприклад xmlns:pers(xmlns — основна частина, pers — префікс). Префікси необхідні як у відкриваючих так і закриваючих тегах.</text:span></text:p>
      <text:p text:style-name="P3"><text:span text:style-name="T1">Функції</text:span></text:p>
      <text:p text:style-name="P4"><text:span text:style-name="T1">ХМL документ може містити функції. Їх є декілька: булеві, node-set(count, id, last), арифметичні, та рядкові. Як і всі ці функції мають параметри і можуть містити змінні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5:23:13.013994473</meta:creation-date>
    <dc:date>2017-04-29T23:04:48.852628759</dc:date>
    <meta:editing-duration>P2DT10H29M1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19" meta:word-count="550" meta:character-count="3970" meta:non-whitespace-character-count="3425"/>
  </office:meta>
</office:document-meta>
</file>